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, 'Helvetica Neue'"/>
    <style:font-face style:name="F" svg:font-family="" style:font-family-generic="roman"/>
    <style:font-face style:name="Ubuntu Mono" svg:font-family="'Ubuntu Mono'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Ubuntu Mono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Noto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font-name="Ubuntu Mono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Noto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Noto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4cm" svg:x="0.303cm" svg:y="6.906cm">
            <draw:object draw:notify-on-update-of-ranges="Лист1.A1:Лист1.A10 Лист1.B1:Лист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969cm" svg:y="7.224cm">
            <draw:object draw:notify-on-update-of-ranges="Лист1.A1:Лист1.A10 Лист1.C1:Лист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33.233cm" svg:y="7.543cm">
            <draw:object draw:notify-on-update-of-ranges="Лист1.A1:Лист1.A10 Лист1.D1:Лист1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.59291" calcext:value-type="float">
            <text:p>9,59291</text:p>
          </table:table-cell>
          <table:table-cell table:style-name="ce3" office:value-type="float" office:value="3.58473" calcext:value-type="float">
            <text:p>3,58473</text:p>
          </table:table-cell>
          <table:table-cell table:style-name="ce3" office:value-type="float" office:value="12.39424" calcext:value-type="float">
            <text:p>12,39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9.59075" calcext:value-type="float">
            <text:p>9,59075</text:p>
          </table:table-cell>
          <table:table-cell table:style-name="ce3" office:value-type="float" office:value="3.58487" calcext:value-type="float">
            <text:p>3,58487</text:p>
          </table:table-cell>
          <table:table-cell table:style-name="ce3" office:value-type="float" office:value="12.39327" calcext:value-type="float">
            <text:p>12,39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9.58826" calcext:value-type="float">
            <text:p>9,58826</text:p>
          </table:table-cell>
          <table:table-cell table:style-name="ce3" office:value-type="float" office:value="3.58432" calcext:value-type="float">
            <text:p>3,58432</text:p>
          </table:table-cell>
          <table:table-cell table:style-name="ce3" office:value-type="float" office:value="12.39235" calcext:value-type="float">
            <text:p>12,39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9.5861" calcext:value-type="float">
            <text:p>9,5861</text:p>
          </table:table-cell>
          <table:table-cell table:style-name="ce3" office:value-type="float" office:value="3.58445" calcext:value-type="float">
            <text:p>3,58445</text:p>
          </table:table-cell>
          <table:table-cell table:style-name="ce3" office:value-type="float" office:value="12.39172" calcext:value-type="float">
            <text:p>12,39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9.58361" calcext:value-type="float">
            <text:p>9,58361</text:p>
          </table:table-cell>
          <table:table-cell table:style-name="ce3" office:value-type="float" office:value="3.58432" calcext:value-type="float">
            <text:p>3,58432</text:p>
          </table:table-cell>
          <table:table-cell table:style-name="ce3" office:value-type="float" office:value="12.39085" calcext:value-type="float">
            <text:p>12,390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9.58162" calcext:value-type="float">
            <text:p>9,58162</text:p>
          </table:table-cell>
          <table:table-cell table:style-name="ce3" office:value-type="float" office:value="3.58445" calcext:value-type="float">
            <text:p>3,58445</text:p>
          </table:table-cell>
          <table:table-cell table:style-name="ce3" office:value-type="float" office:value="12.39003" calcext:value-type="float">
            <text:p>12,39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9.57929" calcext:value-type="float">
            <text:p>9,57929</text:p>
          </table:table-cell>
          <table:table-cell table:style-name="ce3" office:value-type="float" office:value="3.5839" calcext:value-type="float">
            <text:p>3,5839</text:p>
          </table:table-cell>
          <table:table-cell table:style-name="ce3" office:value-type="float" office:value="12.38931" calcext:value-type="float">
            <text:p>12,389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9.57736" calcext:value-type="float">
            <text:p>9,57736</text:p>
          </table:table-cell>
          <table:table-cell table:style-name="ce3" office:value-type="float" office:value="3.58403" calcext:value-type="float">
            <text:p>3,58403</text:p>
          </table:table-cell>
          <table:table-cell table:style-name="ce3" office:value-type="float" office:value="12.38848" calcext:value-type="float">
            <text:p>12,388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9.57504" calcext:value-type="float">
            <text:p>9,57504</text:p>
          </table:table-cell>
          <table:table-cell table:style-name="ce3" office:value-type="float" office:value="3.58348" calcext:value-type="float">
            <text:p>3,58348</text:p>
          </table:table-cell>
          <table:table-cell table:style-name="ce3" office:value-type="float" office:value="12.38761" calcext:value-type="float">
            <text:p>12,387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9.57305" calcext:value-type="float">
            <text:p>9,57305</text:p>
          </table:table-cell>
          <table:table-cell table:style-name="ce3" office:value-type="float" office:value="3.58334" calcext:value-type="float">
            <text:p>3,58334</text:p>
          </table:table-cell>
          <table:table-cell table:style-name="ce3" office:value-type="float" office:value="12.38674" calcext:value-type="float">
            <text:p>12,38674</text:p>
          </table:table-cell>
        </table:table-row>
        <table:table-row table:style-name="ro2" table:number-rows-repeated="104856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, 'Helvetica Neue'"/>
    <style:font-face style:name="F" svg:font-family="" style:font-family-generic="roman"/>
    <style:font-face style:name="Ubuntu Mono" svg:font-family="'Ubuntu Mono'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00:47:23.615532325</meta:creation-date>
    <dc:date>2023-03-21T00:51:19.575754073</dc:date>
    <meta:editing-duration>PT3M56S</meta:editing-duration>
    <meta:editing-cycles>1</meta:editing-cycles>
    <meta:document-statistic meta:table-count="1" meta:cell-count="40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Лист1.A1:Лист1.B10" svg:x="0.319cm" svg:y="0.18cm" svg:width="15.36cm" svg:height="8.645cm">
          <chartooo:coordinate-region svg:x="1.417cm" svg:y="0.379cm" svg:width="14.075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1:Лист1.B10" chart:class="chart:scatter">
            <chart:domain table:cell-range-address="Лист1.A1:Лист1.A10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1:Лист1.A10</svg:desc>
                </draw:g>
              </table:table-cell>
              <table:table-cell office:value-type="float" office:value="9.59291">
                <text:p>9.59291</text:p>
                <draw:g>
                  <svg:desc>Лист1.B1:Лист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59075">
                <text:p>9.59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58826">
                <text:p>9.58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5861">
                <text:p>9.5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58361">
                <text:p>9.58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58162">
                <text:p>9.58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57929">
                <text:p>9.57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57736">
                <text:p>9.57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7504">
                <text:p>9.57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57305">
                <text:p>9.57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Лист1.A1:Лист1.A10 Лист1.C1:Лист1.C10" svg:x="0.32cm" svg:y="0.18cm" svg:width="15.36cm" svg:height="8.64cm">
          <chartooo:coordinate-region svg:x="1.603cm" svg:y="0.379cm" svg:width="13.8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C1:Лист1.C10" chart:class="chart:scatter">
            <chart:domain table:cell-range-address="Лист1.A1:Лист1.A10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1:Лист1.A10</svg:desc>
                </draw:g>
              </table:table-cell>
              <table:table-cell office:value-type="float" office:value="3.58473">
                <text:p>3.58473</text:p>
                <draw:g>
                  <svg:desc>Лист1.C1:Лист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8487">
                <text:p>3.58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58432">
                <text:p>3.58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8445">
                <text:p>3.58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8432">
                <text:p>3.58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58445">
                <text:p>3.58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5839">
                <text:p>3.5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8403">
                <text:p>3.58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8348">
                <text:p>3.58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58334">
                <text:p>3.58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Лист1.A1:Лист1.A10 Лист1.D1:Лист1.D10" svg:x="0.319cm" svg:y="0.18cm" svg:width="15.36cm" svg:height="8.646cm">
          <chartooo:coordinate-region svg:x="1.602cm" svg:y="0.379cm" svg:width="13.89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D1:Лист1.D10" chart:class="chart:scatter">
            <chart:domain table:cell-range-address="Лист1.A1:Лист1.A10"/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1:Лист1.A10</svg:desc>
                </draw:g>
              </table:table-cell>
              <table:table-cell office:value-type="float" office:value="12.39424">
                <text:p>12.39424</text:p>
                <draw:g>
                  <svg:desc>Лист1.D1:Лист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39327">
                <text:p>12.39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39235">
                <text:p>12.39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39172">
                <text:p>12.39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39085">
                <text:p>12.39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39003">
                <text:p>12.39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38931">
                <text:p>12.38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38848">
                <text:p>12.38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.38761">
                <text:p>12.38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38674">
                <text:p>12.386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